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StaffBaseRankRange" table:style-name="ta1">
        <table:shapes>
          <draw:frame draw:z-index="0" draw:style-name="gr1" draw:text-style-name="P1" svg:width="160.11mm" svg:height="90.04mm" svg:x="227.89mm" svg:y="488.21mm">
            <draw:object draw:notify-on-update-of-ranges="'MbmCommonSetting-StaffBaseRankRange'.A1:'MbmCommonSetting-StaffBaseRankRange'.A1 'MbmCommonSetting-StaffBaseRankRange'.A2:'MbmCommonSetting-StaffBaseRankRange'.A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43mm" svg:height="181.04mm" svg:x="124.15mm" svg:y="236.26mm">
            <draw:object draw:notify-on-update-of-ranges="'MbmCommonSetting-StaffBaseRankRange'.A1:'MbmCommonSetting-StaffBaseRankRange'.A1 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A1:'MbmCommonSetting-StaffBaseRankRange'.A1 'MbmCommonSetting-StaffBaseRankRange'.A2:'MbmCommonSetting-StaffBaseRankRange'.A88 'MbmCommonSetting-StaffBaseRankRange'.C1:'MbmCommonSetting-StaffBaseRankRange'.C1 'MbmCommonSetting-StaffBaseRankRange'.C2:'MbmCommonSetting-StaffBaseRankRange'.C88 'MbmCommonSetting-StaffBaseRankRange'.A1:'MbmCommonSetting-StaffBaseRankRange'.A1 'MbmCommonSetting-StaffBaseRankRange'.A2:'MbmCommonSetting-StaffBaseRankRange'.A88 'MbmCommonSetting-StaffBaseRankRange'.D1:'MbmCommonSetting-StaffBaseRankRange'.D1 'MbmCommonSetting-StaffBaseRankRange'.D2:'MbmCommonSetting-StaffBaseRankRange'.D88 'MbmCommonSetting-StaffBaseRankRange'.A1:'MbmCommonSetting-StaffBaseRankRange'.A1 'MbmCommonSetting-StaffBaseRankRange'.A2:'MbmCommonSetting-StaffBaseRankRange'.A88 'MbmCommonSetting-StaffBaseRankRange'.E1:'MbmCommonSetting-StaffBaseRankRange'.E1 'MbmCommonSetting-StaffBaseRankRange'.E2:'MbmCommonSetting-StaffBaseRankRange'.E88 'MbmCommonSetting-StaffBaseRankRange'.A1:'MbmCommonSetting-StaffBaseRankRange'.A1 'MbmCommonSetting-StaffBaseRankRange'.A2:'MbmCommonSetting-StaffBaseRankRange'.A88 'MbmCommonSetting-StaffBaseRankRange'.F1:'MbmCommonSetting-StaffBaseRankRange'.F1 'MbmCommonSetting-StaffBaseRankRange'.F2:'MbmCommonSetting-StaffBaseRankRange'.F88 'MbmCommonSetting-StaffBaseRankRange'.A1:'MbmCommonSetting-StaffBaseRankRange'.A1 'MbmCommonSetting-StaffBaseRankRange'.A2:'MbmCommonSetting-StaffBaseRankRange'.A88 'MbmCommonSetting-StaffBaseRankRange'.G1:'MbmCommonSetting-StaffBaseRankRange'.G1 'MbmCommonSetting-StaffBaseRankRange'.G2:'MbmCommonSetting-StaffBaseRankRange'.G88 'MbmCommonSetting-StaffBaseRankRange'.A1:'MbmCommonSetting-StaffBaseRankRange'.A1 'MbmCommonSetting-StaffBaseRankRange'.A2:'MbmCommonSetting-StaffBaseRankRange'.A88 'MbmCommonSetting-StaffBaseRankRange'.H1:'MbmCommonSetting-StaffBaseRankRange'.H1 'MbmCommonSetting-StaffBaseRankRange'.H2:'MbmCommonSetting-StaffBaseRankRange'.H88 'MbmCommonSetting-StaffBaseRankRange'.A1:'MbmCommonSetting-StaffBaseRankRange'.A1 'MbmCommonSetting-StaffBaseRankRange'.A2:'MbmCommonSetting-StaffBaseRankRange'.A88 'MbmCommonSetting-StaffBaseRankRange'.I1:'MbmCommonSetting-StaffBaseRankRange'.I1 'MbmCommonSetting-StaffBaseRankRange'.I2:'MbmCommonSetting-StaffBaseRankRange'.I88 'MbmCommonSetting-StaffBaseRankRange'.A1:'MbmCommonSetting-StaffBaseRankRange'.A1 'MbmCommonSetting-StaffBaseRankRange'.A2:'MbmCommonSetting-StaffBaseRankRange'.A88 'MbmCommonSetting-StaffBaseRankRange'.J1:'MbmCommonSetting-StaffBaseRankRange'.J1 'MbmCommonSetting-StaffBaseRankRange'.J2:'MbmCommonSetting-StaffBaseRankRange'.J88 'MbmCommonSetting-StaffBaseRankRange'.A1:'MbmCommonSetting-StaffBaseRankRange'.A1 'MbmCommonSetting-StaffBaseRankRange'.A2:'MbmCommonSetting-StaffBaseRankRange'.A88 'MbmCommonSetting-StaffBaseRankRange'.K1:'MbmCommonSetting-StaffBaseRankRange'.K1 'MbmCommonSetting-StaffBaseRankRange'.K2:'MbmCommonSetting-StaffBaseRankRange'.K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81.78mm" svg:height="219.06mm" svg:x="120.63mm" svg:y="4.31mm">
            <draw:object draw:notify-on-update-of-ranges="'MbmCommonSetting-StaffBaseRankRange'.A1:'MbmCommonSetting-StaffBaseRankRange'.A1 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C1:'MbmCommonSetting-StaffBaseRankRange'.C1 'MbmCommonSetting-StaffBaseRankRange'.C2:'MbmCommonSetting-StaffBaseRankRange'.C88 'MbmCommonSetting-StaffBaseRankRange'.D1:'MbmCommonSetting-StaffBaseRankRange'.D1 'MbmCommonSetting-StaffBaseRankRange'.D2:'MbmCommonSetting-StaffBaseRankRange'.D88 'MbmCommonSetting-StaffBaseRankRange'.E1:'MbmCommonSetting-StaffBaseRankRange'.E1 'MbmCommonSetting-StaffBaseRankRange'.E2:'MbmCommonSetting-StaffBaseRankRange'.E88 'MbmCommonSetting-StaffBaseRankRange'.F1:'MbmCommonSetting-StaffBaseRankRange'.F1 'MbmCommonSetting-StaffBaseRankRange'.F2:'MbmCommonSetting-StaffBaseRankRange'.F88 'MbmCommonSetting-StaffBaseRankRange'.G1:'MbmCommonSetting-StaffBaseRankRange'.G1 'MbmCommonSetting-StaffBaseRankRange'.G2:'MbmCommonSetting-StaffBaseRankRange'.G88 'MbmCommonSetting-StaffBaseRankRange'.H1:'MbmCommonSetting-StaffBaseRankRange'.H1 'MbmCommonSetting-StaffBaseRankRange'.H2:'MbmCommonSetting-StaffBaseRankRange'.H88 'MbmCommonSetting-StaffBaseRankRange'.I1:'MbmCommonSetting-StaffBaseRankRange'.I1 'MbmCommonSetting-StaffBaseRankRange'.I2:'MbmCommonSetting-StaffBaseRankRange'.I88 'MbmCommonSetting-StaffBaseRankRange'.J1:'MbmCommonSetting-StaffBaseRankRange'.J1 'MbmCommonSetting-StaffBaseRankRange'.J2:'MbmCommonSetting-StaffBaseRankRange'.J88 'MbmCommonSetting-StaffBaseRankRange'.K1:'MbmCommonSetting-StaffBaseRankRange'.K1 'MbmCommonSetting-StaffBaseRankRange'.K2:'MbmCommonSetting-StaffBaseRankRange'.K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227.16mm" svg:height="169.73mm" svg:x="229.96mm" svg:y="31.34mm">
            <draw:object draw:notify-on-update-of-ranges="Sheet2.C1:Sheet2.C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A1]^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A2]^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A3]^[.B3]" office:value-type="float" office:value="1.23114441334492" calcext:value-type="float">
            <text:p>1.231144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[.A4]^[.B4]" office:value-type="float" office:value="1.55184557391536" calcext:value-type="float">
            <text:p>1.551845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5]^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[.A6]^[.B6]" office:value-type="float" office:value="2.62652780440377" calcext:value-type="float">
            <text:p>2.6265278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A7]^[.B7]" office:value-type="float" office:value="3.50514408640719" calcext:value-type="float">
            <text:p>3.505144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A8]^[.B8]" office:value-type="float" office:value="4.74327639380337" calcext:value-type="float">
            <text:p>4.7432763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A9]^[.B9]" office:value-type="float" office:value="6.49801917084989" calcext:value-type="float">
            <text:p>6.49801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^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[.A11]^[.B11]" office:value-type="float" office:value="12.5892541179417" calcext:value-type="float">
            <text:p>12.5892541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[.A12]^[.B12]" office:value-type="float" office:value="17.769336928224" calcext:value-type="float">
            <text:p>17.769336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[.A13]^[.B13]" office:value-type="float" office:value="25.2892307921337" calcext:value-type="float">
            <text:p>25.2892307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[.A14]^[.B14]" office:value-type="float" office:value="36.2677566665581" calcext:value-type="float">
            <text:p>36.26775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A15]^[.B15]" office:value-type="float" office:value="52.3832034148352" calcext:value-type="float">
            <text:p>52.38320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table:formula="of:=[.A16]^[.B16]" office:value-type="float" office:value="76.1633458798111" calcext:value-type="float">
            <text:p>76.1633458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formula="of:=[.A17]^[.B17]" office:value-type="float" office:value="111.430472101904" calcext:value-type="float">
            <text:p>111.4304721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A18]^[.B18]" office:value-type="float" office:value="163.986485559087" calcext:value-type="float">
            <text:p>163.9864855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table:formula="of:=[.A19]^[.B19]" office:value-type="float" office:value="242.670932899225" calcext:value-type="float">
            <text:p>242.6709328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20]^[.B20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A21]^[.B21]" office:value-type="float" office:value="539.713139069425" calcext:value-type="float">
            <text:p>539.7131390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[.A22]^[.B22]" office:value-type="float" office:value="810.741582678372" calcext:value-type="float">
            <text:p>810.7415826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table:formula="of:=[.A23]^[.B23]" office:value-type="float" office:value="1223.41039394737" calcext:value-type="float">
            <text:p>1223.4103939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table:formula="of:=[.A24]^[.B24]" office:value-type="float" office:value="1854.15828663765" calcext:value-type="float">
            <text:p>1854.1582866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A25]^[.B25]" office:value-type="float" office:value="2821.81218368623" calcext:value-type="float">
            <text:p>2821.8121836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table:formula="of:=[.A26]^[.B26]" office:value-type="float" office:value="4311.6551920663" calcext:value-type="float">
            <text:p>4311.6551920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table:formula="of:=[.A27]^[.B27]" office:value-type="float" office:value="6613.44946770869" calcext:value-type="float">
            <text:p>6613.449467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table:formula="of:=[.A28]^[.B28]" office:value-type="float" office:value="10181.6588104587" calcext:value-type="float">
            <text:p>10181.6588104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table:formula="of:=[.A29]^[.B29]" office:value-type="float" office:value="15731.0709892172" calcext:value-type="float">
            <text:p>15731.0709892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A30]^[.B30]"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A31]^[.B31]" office:value-type="float" office:value="37938.1273150585" calcext:value-type="float">
            <text:p>37938.1273150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[.A32]^[.B32]" office:value-type="float" office:value="59204.8684222089" calcext:value-type="float">
            <text:p>59204.8684222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formula="of:=[.A33]^[.B33]" office:value-type="float" office:value="92681.9000236832" calcext:value-type="float">
            <text:p>92681.90002368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formula="of:=[.A34]^[.B34]" office:value-type="float" office:value="145528.279711485" calcext:value-type="float">
            <text:p>145528.279711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formula="of:=[.A35]^[.B35]" office:value-type="float" office:value="229179.733275" calcext:value-type="float">
            <text:p>229179.733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table:formula="of:=[.A36]^[.B36]" office:value-type="float" office:value="361946.981943399" calcext:value-type="float">
            <text:p>361946.98194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[.A37]^[.B37]" office:value-type="float" office:value="573217.252061473" calcext:value-type="float">
            <text:p>573217.25206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table:formula="of:=[.A38]^[.B38]" office:value-type="float" office:value="910262.290287915" calcext:value-type="float">
            <text:p>910262.2902879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table:formula="of:=[.A39]^[.B39]" office:value-type="float" office:value="1449292.44006844" calcext:value-type="float">
            <text:p>1449292.44006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40]^[.B40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formula="of:=[.A41]^[.B41]" office:value-type="float" office:value="3702081.40695532" calcext:value-type="float">
            <text:p>3702081.40695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.2</text:p>
          </table:table-cell>
          <table:table-cell table:formula="of:=[.A42]^[.B42]" office:value-type="float" office:value="5938711.09344506" calcext:value-type="float">
            <text:p>5938711.0934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.3</text:p>
          </table:table-cell>
          <table:table-cell table:formula="of:=[.A43]^[.B43]" office:value-type="float" office:value="9549309.04583989" calcext:value-type="float">
            <text:p>9549309.0458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table:formula="of:=[.A44]^[.B44]" office:value-type="float" office:value="15390800.3506217" calcext:value-type="float">
            <text:p>15390800.3506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.5</text:p>
          </table:table-cell>
          <table:table-cell table:formula="of:=[.A45]^[.B45]" office:value-type="float" office:value="24862056.2204638" calcext:value-type="float">
            <text:p>24862056.220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table:formula="of:=[.A46]^[.B46]" office:value-type="float" office:value="40251082.3819167" calcext:value-type="float">
            <text:p>40251082.3819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formula="of:=[.A47]^[.B47]" office:value-type="float" office:value="65307312.0015134" calcext:value-type="float">
            <text:p>65307312.0015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00:21:07.317000000</dc:date>
    <meta:editing-duration>PT9H45M30S</meta:editing-duration>
    <meta:editing-cycles>1</meta:editing-cycles>
    <meta:document-statistic meta:table-count="2" meta:cell-count="1123" meta:object-count="4"/>
    <meta:generator>LibreOffice/4.4.1.2$Windows_x86 LibreOffice_project/45e2de17089c24a1fa810c8f975a7171ba4cd43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2.525cm" svg:y="4.203cm" style:legend-expansion="high" chart:style-name="ch2"/>
        <chart:plot-area chart:style-name="ch3" table:cell-range-address="'MbmCommonSetting-StaffBaseRankRange'.A1:'MbmCommonSetting-StaffBaseRankRange'.A88" chart:data-source-has-labels="row" svg:x="-0.032cm" svg:y="0.391cm" svg:width="11.882cm" svg:height="8.644cm">
          <chartooo:coordinate-region svg:x="0.96cm" svg:y="0.59cm" svg:width="10.87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A2:'MbmCommonSetting-StaffBaseRankRange'.A88" chart:label-cell-address="'MbmCommonSetting-StaffBaseRankRange'.A1:'MbmCommonSetting-StaffBaseRankRange'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ectionLv</text:p>
                <draw:g>
                  <svg:desc>'MbmCommonSetting-StaffBaseRankRange'.A1:'MbmCommonSetting-StaffBaseRankRang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7cm" svg:height="16.974cm" xlink:href=".." xlink:type="simple" chart:class="chart:line" chart:style-name="ch1">
        <chart:legend chart:legend-position="end" svg:x="19.865cm" svg:y="8.188cm" style:legend-expansion="high" chart:style-name="ch2"/>
        <chart:plot-area chart:style-name="ch3" table:cell-range-address="Sheet2.C1:Sheet2.C47" svg:x="0.454cm" svg:y="0.339cm" svg:width="18.957cm" svg:height="16.296cm">
          <chartooo:coordinate-region svg:x="2.187cm" svg:y="0.538cm" svg:width="17.037cm" svg:height="15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84557391536">
                <text:p>1.5518455739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14408640719">
                <text:p>3.5051440864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327639380337">
                <text:p>4.7432763938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801917084989">
                <text:p>6.4980191708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69336928224">
                <text:p>17.769336928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892307921337">
                <text:p>25.28923079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677566665581">
                <text:p>36.267756666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633458798111">
                <text:p>76.163345879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0472101904">
                <text:p>111.430472101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986485559087">
                <text:p>163.98648555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670932899225">
                <text:p>242.67093289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.713139069425">
                <text:p>539.713139069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.741582678372">
                <text:p>810.74158267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.41039394737">
                <text:p>1223.41039394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4.15828663765">
                <text:p>1854.1582866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1.81218368623">
                <text:p>2821.81218368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1.6551920663">
                <text:p>4311.655192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3.44946770869">
                <text:p>6613.44946770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1.6588104587">
                <text:p>10181.6588104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1.0709892172">
                <text:p>15731.0709892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38.1273150585">
                <text:p>37938.127315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04.8684222089">
                <text:p>59204.868422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681.9000236832">
                <text:p>92681.9000236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28.279711485">
                <text:p>145528.27971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179.733275">
                <text:p>229179.73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946.981943399">
                <text:p>361946.981943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217.252061473">
                <text:p>573217.25206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0262.290287915">
                <text:p>910262.290287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9292.44006844">
                <text:p>1449292.44006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3441">
                <text:p>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2081.40695532">
                <text:p>3702081.40695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8711.09344506">
                <text:p>5938711.09344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49309.04583989">
                <text:p>9549309.04583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90800.3506217">
                <text:p>15390800.3506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62056.2204638">
                <text:p>24862056.220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51082.3819167">
                <text:p>40251082.3819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307312.0015134">
                <text:p>65307312.001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3.944cm" svg:height="18.105cm" xlink:href=".." xlink:type="simple" chart:class="chart:scatter" chart:style-name="ch1">
        <chart:legend chart:legend-position="end" svg:x="52.044cm" svg:y="6.512cm" style:legend-expansion="high" chart:style-name="ch2"/>
        <chart:plot-area chart:style-name="ch3" table:cell-range-address="'MbmCommonSetting-StaffBaseRankRange'.A1:'MbmCommonSetting-StaffBaseRankRange'.K88" chart:data-source-has-labels="row" svg:x="0.622cm" svg:y="0.806cm" svg:width="48.811cm" svg:height="16.521cm">
          <chartooo:coordinate-region svg:x="1.429cm" svg:y="1.005cm" svg:width="47.632cm" svg:height="15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scatter">
            <chart:domain table:cell-range-address="'MbmCommonSetting-StaffBaseRankRange'.A2:'MbmCommonSetting-StaffBaseRankRange'.A88"/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scatter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scatter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scatter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scatter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scatter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scatter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scatter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scatter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8.179cm" svg:height="21.907cm" xlink:href=".." xlink:type="simple" chart:class="chart:line" chart:style-name="ch1">
        <chart:legend chart:legend-position="end" svg:x="46.279cm" svg:y="8.413cm" style:legend-expansion="high" chart:style-name="ch2"/>
        <chart:plot-area chart:style-name="ch3" table:cell-range-address="'MbmCommonSetting-StaffBaseRankRange'.A1:'MbmCommonSetting-StaffBaseRankRange'.K88" chart:data-source-has-labels="both" svg:x="0.963cm" svg:y="0.438cm" svg:width="44.353cm" svg:height="21.031cm">
          <chartooo:coordinate-region svg:x="1.584cm" svg:y="0.637cm" svg:width="43.267cm" svg:height="19.787cm"/>
          <chart:axis chart:dimension="x" chart:name="primary-x" chart:style-name="ch4" chartooo:axis-type="auto">
            <chartooo:date-scale/>
            <chart:categories table:cell-range-address="'MbmCommonSetting-StaffBaseRankRange'.A2:'MbmCommonSetting-StaffBaseRankRange'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line"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line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line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line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line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line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line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line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line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line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